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fo:font-size="20pt" style:font-size-asian="20pt" style:font-size-complex="20pt" style:text-underline-type="single" style:text-underline-style="solid" style:text-underline-width="auto" style:text-underline-mode="continuous"/>
    </style:style>
    <style:style style:name="P2" style:parent-style-name="Normal" style:family="paragraph">
      <style:text-properties fo:font-weight="bold" style:font-weight-asian="bold" fo:font-size="16pt" style:font-size-asian="16pt" style:font-size-complex="16pt"/>
    </style:style>
    <style:style style:name="P3" style:parent-style-name="Párrafodelista" style:list-style-name="LFO1" style:family="paragraph"/>
    <style:style style:name="P4" style:parent-style-name="Párrafodelista" style:list-style-name="LFO1" style:family="paragraph"/>
    <style:style style:name="P5" style:parent-style-name="Párrafodelista" style:list-style-name="LFO1" style:family="paragraph"/>
    <style:style style:name="P6" style:parent-style-name="Párrafodelista" style:list-style-name="LFO1" style:family="paragraph"/>
    <style:style style:name="P7" style:parent-style-name="Normal" style:family="paragraph">
      <style:text-properties fo:font-weight="bold" style:font-weight-asian="bold" fo:font-size="16pt" style:font-size-asian="16pt" style:font-size-complex="16pt"/>
    </style:style>
    <style:style style:name="P8" style:parent-style-name="Párrafodelista" style:list-style-name="LFO2" style:family="paragraph"/>
    <style:style style:name="P9" style:parent-style-name="Párrafodelista" style:list-style-name="LFO2" style:family="paragraph"/>
    <style:style style:name="P10" style:parent-style-name="Párrafodelista" style:list-style-name="LFO2" style:family="paragraph"/>
    <style:style style:name="P11" style:parent-style-name="Párrafodelista" style:list-style-name="LFO2" style:family="paragraph"/>
    <style:style style:name="P12" style:parent-style-name="Párrafodelista" style:list-style-name="LFO2" style:family="paragraph"/>
    <style:style style:name="P13" style:parent-style-name="Párrafodelista" style:list-style-name="LFO2" style:family="paragraph"/>
    <style:style style:name="P14" style:parent-style-name="Párrafodelista" style:list-style-name="LFO2" style:family="paragraph"/>
    <style:style style:name="P15" style:parent-style-name="Párrafodelista" style:list-style-name="LFO2" style:family="paragraph"/>
    <style:style style:name="P16" style:parent-style-name="Normal" style:family="paragraph">
      <style:text-properties fo:font-weight="bold" style:font-weight-asian="bold" fo:font-size="16pt" style:font-size-asian="16pt" style:font-size-complex="16pt"/>
    </style:style>
    <style:style style:name="P17" style:parent-style-name="Párrafodelista" style:list-style-name="LFO3" style:family="paragraph">
      <style:paragraph-properties fo:text-align="justify"/>
    </style:style>
    <style:style style:name="P18" style:parent-style-name="Párrafodelista" style:list-style-name="LFO3" style:family="paragraph">
      <style:paragraph-properties fo:text-align="justify"/>
    </style:style>
    <style:style style:name="P19" style:parent-style-name="Párrafodelista" style:list-style-name="LFO3" style:family="paragraph">
      <style:paragraph-properties fo:text-align="justify"/>
    </style:style>
    <style:style style:name="P20" style:parent-style-name="Párrafodelista" style:list-style-name="LFO3" style:family="paragraph"/>
    <style:style style:name="P21" style:parent-style-name="Párrafodelista" style:list-style-name="LFO3" style:family="paragraph"/>
    <style:style style:name="P22" style:parent-style-name="Párrafodelista" style:list-style-name="LFO3" style:family="paragraph"/>
    <style:style style:name="P23" style:parent-style-name="Párrafodelista" style:family="paragraph">
      <style:paragraph-properties fo:text-align="justify"/>
    </style:style>
    <style:style style:name="P24" style:parent-style-name="Párrafodelista" style:family="paragraph">
      <style:paragraph-properties fo:text-align="justify"/>
    </style:style>
    <style:style style:name="P25" style:parent-style-name="Párrafodelista" style:family="paragraph">
      <style:paragraph-properties fo:text-align="justify"/>
    </style:style>
    <style:style style:name="P26" style:parent-style-name="Normal" style:family="paragraph">
      <style:paragraph-properties fo:text-align="justify"/>
    </style:style>
    <style:style style:name="P27" style:parent-style-name="Normal" style:family="paragraph">
      <style:paragraph-properties fo:text-align="justify"/>
    </style:style>
  </office:automatic-styles>
  <office:body>
    <office:text text:use-soft-page-breaks="true">
      <text:p text:style-name="P1"><text:bookmark-start text:name="_Hlk9785523"/>Requisitos:</text:p>
      <text:p text:style-name="P2">Aplicación cocina:</text:p>
      <text:list text:style-name="LFO1" text:continue-numbering="true">
        <text:list-item>
          <text:p text:style-name="P3">En cocina, cada plato se muestra con los ingredientes y condimentos que tiene (avisando de los eliminados), además de las opciones de preparado que haya elegido el cliente (poco hecho…) - Funcional</text:p>
        </text:list-item>
        <text:list-item>
          <text:p text:style-name="P4">Los<text:s/>platos se irán agrupando por mesas conforme vayan llegando a cocina. -<text:s/>No<text:s/>Funcional</text:p>
        </text:list-item>
        <text:list-item>
          <text:p text:style-name="P5">Cada plato tiene que tener información de cuando se pidió y cuando se entregó, y además ordenarse según el tiempo de cuando se pidió. - Funcional</text:p>
        </text:list-item>
        <text:list-item>
          <text:p text:style-name="P6">Si un plato de una mesa se<text:s/>pide<text:s/>más<text:s/>tarde que el resto, pero<text:s/>aún<text:s/>no se han entregado los platos de esa mesa, se adelantará el nuevo plato en la cola de preparación para poder entregarlo todos a la vez. – No Funcional</text:p>
        </text:list-item>
      </text:list>
      <text:p text:style-name="Párrafodelista"/>
      <text:p text:style-name="P7">Aplicación cliente:</text:p>
      <text:list text:style-name="LFO2" text:continue-numbering="true">
        <text:list-item>
          <text:p text:style-name="P8">El cliente tiene la elección de pagar en cualquier momento. - Funcional</text:p>
        </text:list-item>
        <text:list-item>
          <text:p text:style-name="P9">La aplicación debe tener la opción de elegir entre varios idiomas:<text:s/>español,<text:s/>inglés, ruso, chino… -<text:s/>No<text:s/>Funcional</text:p>
        </text:list-item>
        <text:list-item>
          <text:p text:style-name="P10">Los platos pueden ir siendo seleccionados con una serie de alternativas que ya vienen prefijas en la aplicación (hecho, poco hecho, con mucho picante o con poco, etc.).<text:s/>También habrá opciones para veganos, celiacos etc. - Funcional</text:p>
        </text:list-item>
        <text:list-item>
          <text:p text:style-name="P11">El pago puede realizarse en efectivo (llamando a un camarero) o por tarjeta de crédito.<text:s/>-<text:s/><text:s/>Funcional <text:s/></text:p>
        </text:list-item>
        <text:list-item>
          <text:p text:style-name="P12">Debe haber un botón para llamar a un<text:s/>metre (jefe de sala). - Funcional</text:p>
        </text:list-item>
        <text:list-item>
          <text:p text:style-name="P13">En la aplicación se podrá ver el estado de todos los productos solicitados (pedido, en preparación o entregado).<text:s/>–<text:s/>No<text:s/>Funcional</text:p>
        </text:list-item>
        <text:list-item>
          <text:p text:style-name="P14">El cliente puede eliminar un producto pedido siempre que no se encuentre en preparación o entregado. - Funcional</text:p>
        </text:list-item>
        <text:list-item>
          <text:p text:style-name="P15">En el exterior habrá una impresora en la que se podrá imprimir la factura si se desea. <text:s text:c="2"/>-Funcional</text:p>
        </text:list-item>
      </text:list>
      <text:p text:style-name="Párrafodelista"/>
      <text:p text:style-name="P16">Aplicación gestión:</text:p>
      <text:list text:style-name="LFO3" text:continue-numbering="true">
        <text:list-item>
          <text:p text:style-name="P17">En sala existen 2 tipos de empleados; los camareros que sirven y los metres (o jefes de sala) que se encargan de atender las necesidades de los clientes.<text:s/>–<text:s/>No<text:s/>Funcional</text:p>
        </text:list-item>
        <text:list-item>
          <text:p text:style-name="P18">Los jefes de sala (o metres) tienen permisos para modificar o eliminar una comanda. - Funcional</text:p>
        </text:list-item>
        <text:list-item>
          <text:p text:style-name="P19">Las mesas dispondrán de tres estados: disponible, ocupada y por limpiar. Estos nos indicarán el estado de cada<text:s/>mesa a la hora de gestionar el local. - Funcional</text:p>
        </text:list-item>
        <text:list-item>
          <text:p text:style-name="P20">Llevar un registro de clientes del local. - Funcional</text:p>
        </text:list-item>
        <text:list-item>
          <text:p text:style-name="P21">A partir del registro de cliente, ofrecer información de tiempos que tarda en comer, tiempo que tarda en dejar la mesa libre una vez ha pagado (para hacer estudio estadístico por ejemplo de cuándo se va a ir para que llegue otro cliente). – Funcional</text:p>
        </text:list-item>
        <text:list-item>
          <text:p text:style-name="P22">Habrá un super usuario que se encargará de administrar las cuentas. - Funcional</text:p>
        </text:list-item>
      </text:list>
      <text:p text:style-name="P23"><text:bookmark-end text:name="_Hlk9785523"/></text:p>
      <text:p text:style-name="P24"/>
      <text:p text:style-name="P25"/>
      <text:p text:style-name="P26"/>
      <text:p text:style-name="P2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2%"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Párrafodelista" style:display-name="Párrafo de lista"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nrique Lopez Encinas</meta:initial-creator>
    <dc:creator>Enrique Lopez</dc:creator>
    <meta:creation-date>2019-05-21T17:57:00Z</meta:creation-date>
    <dc:date>2019-05-27T16:44:00Z</dc:date>
    <meta:template xlink:href="Normal" xlink:type="simple"/>
    <meta:editing-cycles>17</meta:editing-cycles>
    <meta:editing-duration>PT6660S</meta:editing-duration>
    <meta:document-statistic meta:page-count="2" meta:paragraph-count="4" meta:word-count="379" meta:character-count="2465" meta:row-count="17" meta:non-whitespace-character-count="2090"/>
  </office:meta>
</office:document-meta>
</file>